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urw-din" svg:font-family="urw-din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5pt" officeooo:rsid="0004a9df" officeooo:paragraph-rsid="0004a9df" style:font-size-asian="15pt" style:font-size-complex="15pt"/>
    </style:style>
    <style:style style:name="P2" style:family="paragraph" style:parent-style-name="Standard">
      <style:text-properties style:font-name="Times New Roman" fo:font-size="15pt" officeooo:rsid="0004a9df" officeooo:paragraph-rsid="0006175b" style:font-size-asian="15pt" style:font-size-complex="15pt"/>
    </style:style>
    <style:style style:name="P3" style:family="paragraph" style:parent-style-name="Standard">
      <style:text-properties style:font-name="Times New Roman" fo:font-size="15pt" officeooo:rsid="0006175b" officeooo:paragraph-rsid="0006175b" style:font-size-asian="15pt" style:font-size-complex="15pt"/>
    </style:style>
    <style:style style:name="P4" style:family="paragraph" style:parent-style-name="Standard">
      <style:text-properties style:font-name="Times New Roman" fo:font-size="15pt" style:text-underline-style="solid" style:text-underline-width="auto" style:text-underline-color="font-color" fo:font-weight="bold" officeooo:rsid="0004a9df" officeooo:paragraph-rsid="0004a9df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Times New Roman" fo:font-size="13pt" officeooo:rsid="0004a9df" officeooo:paragraph-rsid="0004a9df" style:font-size-asian="11.3500003814697pt" style:font-size-complex="13pt"/>
    </style:style>
    <style:style style:name="P6" style:family="paragraph" style:parent-style-name="Standard">
      <style:text-properties style:font-name="Times New Roman" fo:font-size="13pt" officeooo:rsid="0004a9df" officeooo:paragraph-rsid="0006175b" style:font-size-asian="11.3500003814697pt" style:font-size-complex="13pt"/>
    </style:style>
    <style:style style:name="P7" style:family="paragraph" style:parent-style-name="Standard">
      <style:text-properties style:font-name="Times New Roman" fo:font-size="13pt" officeooo:rsid="0006175b" officeooo:paragraph-rsid="0006175b" style:font-size-asian="11.3500003814697pt" style:font-size-complex="13pt"/>
    </style:style>
    <style:style style:name="T1" style:family="text">
      <style:text-properties officeooo:rsid="0004a9d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6175b"/>
    </style:style>
    <style:style style:name="T4" style:family="text">
      <style:text-properties style:text-underline-style="solid" style:text-underline-width="auto" style:text-underline-color="font-color" officeooo:rsid="00064c35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officeooo:rsid="0006175b" style:font-size-asian="15pt" style:font-size-complex="15pt"/>
    </style:style>
    <style:style style:name="T7" style:family="text">
      <style:text-properties fo:font-size="15pt" officeooo:rsid="0004a9df" style:font-size-asian="15pt" style:font-size-complex="15pt"/>
    </style:style>
    <style:style style:name="T8" style:family="text">
      <style:text-properties officeooo:rsid="0006175b"/>
    </style:style>
    <style:style style:name="T9" style:family="text">
      <style:text-properties fo:font-size="13pt" style:font-size-asian="11.3500003814697pt" style:font-size-complex="13pt"/>
    </style:style>
    <style:style style:name="T10" style:family="text">
      <style:text-properties fo:font-size="13pt" officeooo:rsid="0006175b" style:font-size-asian="11.3500003814697pt" style:font-size-complex="13pt"/>
    </style:style>
    <style:style style:name="T11" style:family="text">
      <style:text-properties style:font-size-asian="13pt"/>
    </style:style>
    <style:style style:name="T12" style:family="text">
      <style:text-properties style:text-underline-style="none" officeooo:rsid="00064c3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r Commands:</text:p>
      <text:p text:style-name="P1"><text:span text:style-name="T4"/></text:p>
      <text:p text:style-name="P1"><text:span text:style-name="T12">1.</text:span><text:span text:style-name="T4"> </text:span><text:span text:style-name="T2">To delete a char:</text:span> <text:s/>$cat filename.txt | tr -d ‘a’</text:p>
      <text:p text:style-name="P5"><text:tab/><text:tab/><text:tab/>This option deletes characters in the set specified.</text:p>
      <text:p text:style-name="P5"/>
      <text:p text:style-name="P1"><text:span text:style-name="T12">2. </text:span><text:span text:style-name="T2">To remove digits from a string:</text:span> $cat filename.txt | tr -d [:digit:]</text:p>
      <text:p text:style-name="P5"><text:s text:c="2"/><text:tab/><text:tab/><text:tab/>This command deletes the numbers from the given string.</text:p>
      <text:p text:style-name="P5"><text:tab/><text:tab/><text:tab/><text:tab/> <text:s text:c="13"/><text:span text:style-name="T5">$cat filename.txt | tr -cd [:digit:]</text:span></text:p>
      <text:p text:style-name="P5"><text:tab/><text:tab/><text:tab/>This command removes all characters except digits.</text:p>
      <text:p text:style-name="P5"/>
      <text:p text:style-name="P1"><text:span text:style-name="T12">3. </text:span><text:span text:style-name="T2">To find the hexa-decimal(a-z, A-Z 0-9):</text:span> $cat filename.txt | tr -d [:xdigit:]</text:p>
      <text:p text:style-name="P5"><text:tab/><text:tab/><text:tab/><text:span text:style-name="T8">This command eliminates the hexadecimal values.</text:span></text:p>
      <text:p text:style-name="P6"><text:tab/><text:tab/><text:tab/><text:tab/><text:tab/><text:tab/> <text:s text:c="7"/><text:span text:style-name="T5">$cat filename.txt | tr -</text:span><text:span text:style-name="T6">c</text:span><text:span text:style-name="T5">d [:xdigit:]</text:span></text:p>
      <text:p text:style-name="P2"><text:s/><text:tab/><text:tab/><text:tab/><text:span text:style-name="T9">This command removes all characters except </text:span><text:span text:style-name="T10">hexa-decimal </text:span><text:span text:style-name="T9">digits.</text:span></text:p>
      <text:p text:style-name="P5"/>
      <text:p text:style-name="P2"><text:span text:style-name="T12">4. </text:span><text:span text:style-name="T2">To remove </text:span><text:span text:style-name="T3">character</text:span><text:span text:style-name="T2"> from a string:</text:span> $cat filename.txt | tr -d [:<text:span text:style-name="T8">alpha</text:span>:]</text:p>
      <text:p text:style-name="P6"><text:s text:c="2"/><text:tab/><text:tab/><text:tab/>This command deletes <text:span text:style-name="T8">all </text:span>the <text:span text:style-name="T8">characters</text:span> from the given string.</text:p>
      <text:p text:style-name="P6"><text:tab/><text:tab/><text:tab/><text:tab/> <text:s text:c="20"/><text:span text:style-name="T5">$cat filename.txt | tr -cd [:</text:span><text:span text:style-name="T6">alpha</text:span><text:span text:style-name="T5">:]</text:span></text:p>
      <text:p text:style-name="P6"><text:tab/><text:tab/><text:tab/>This command removes all <text:span text:style-name="T8">digits and parenthesis</text:span> except <text:span text:style-name="T8">characters</text:span>.</text:p>
      <text:p text:style-name="P5"/>
      <text:p text:style-name="P7"><text:span text:style-name="T11"/></text:p>
      <text:p text:style-name="P7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urw-din" svg:font-family="urw-din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1:50:07.921000000</meta:creation-date>
    <dc:date>2021-09-08T12:10:00.562000000</dc:date>
    <meta:editing-duration>PT8M20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15" meta:word-count="127" meta:character-count="872" meta:non-whitespace-character-count="676"/>
  </office:meta>
</office:document-meta>
</file>